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s.msgOdeDbPoolStartupFailed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ProcessDeploymentFailed( File dd , String s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OdeUsingDAOImpl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DbConfig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ProcessUndeploymentFailed( QName 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ServiceUnitDeployFailed( String serviceUni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Star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ShutdownComple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InitExternalDbFailed( String db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ServiceUnitStopFailed( String serviceUni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BpelServerStart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InitDAOErrorReadingProperties( File prop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UsingExternalDb( String db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MessageExchangeInterceptorRegistered( String interceptorC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InstallErrorCfgNotFound( File config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ServiceUnitInitFailed( String serviceUni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PollingStarted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AOInstantiationFailed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InitHibernatePropertiesNotFound( File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ServiceUnitShutdownFailed( String serviceUni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InstallErrorCfgReadError( File config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ServiceUnitStartFailed( String serviceUni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BpelEventListenerRegistered( String listenerC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Installed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